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 PL Mingti2L Big5" svg:font-family="'AR PL Mingti2L Big5'"/>
    <style:font-face style:name="Lohit Devanagari1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976e4" officeooo:paragraph-rsid="000976e4" style:font-weight-asian="bold" style:font-weight-complex="bold"/>
    </style:style>
    <style:style style:name="P2" style:family="paragraph" style:parent-style-name="Frame_20_contents" style:list-style-name="L1">
      <style:paragraph-properties fo:text-align="start" style:justify-single-word="false"/>
      <style:text-properties style:text-underline-style="none" fo:font-weight="normal" officeooo:rsid="000976e4" officeooo:paragraph-rsid="000976e4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c8931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0c8931"/>
    </style:style>
    <style:style style:name="P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c8931" officeooo:paragraph-rsid="000c893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1086" officeooo:paragraph-rsid="000b1086" style:font-weight-asian="bold" style:font-weight-complex="bold"/>
    </style:style>
    <style:style style:name="P8" style:family="paragraph">
      <style:text-properties style:font-name="F" fo:font-size="12pt"/>
    </style:style>
    <style:style style:name="P9" style:family="paragraph">
      <loext:graphic-properties draw:fill-color="#ffffff"/>
      <style:paragraph-properties fo:text-align="center"/>
      <style:text-properties style:font-name="F" fo:font-size="12pt"/>
    </style:style>
    <style:style style:name="P10" style:family="paragraph">
      <style:paragraph-properties fo:text-align="center"/>
    </style:style>
    <style:style style:name="T1" style:family="text">
      <style:text-properties officeooo:rsid="00085e52"/>
    </style:style>
    <style:style style:name="T2" style:family="text">
      <style:text-properties officeooo:rsid="000976e4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fo:font-size="14pt" officeooo:rsid="000976e4" style:font-size-asian="14pt" style:font-size-complex="14pt"/>
    </style:style>
    <style:style style:name="T5" style:family="text">
      <style:text-properties fo:font-size="14pt" officeooo:rsid="000b1086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officeooo:rsid="000976e4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976e4" style:font-size-asian="14pt" style:font-weight-asian="bold" style:font-size-complex="14pt" style:font-weight-complex="bold"/>
    </style:style>
    <style:style style:name="T8" style:family="text">
      <style:text-properties style:font-name="AR PL Mingti2L Big5" officeooo:rsid="000976e4" style:font-name-asian="AR PL Mingti2L Big5" style:font-name-complex="AR PL Mingti2L Big5"/>
    </style:style>
    <style:style style:name="T9" style:family="text">
      <style:text-properties officeooo:rsid="000b1086"/>
    </style:style>
    <style:style style:name="T10" style:family="text">
      <style:text-properties officeooo:rsid="000c8931"/>
    </style:style>
    <style:style style:name="T11" style:family="text">
      <style:text-properties style:text-position="0% 100%" fo:font-size="14pt" style:font-size-asian="14pt" style:font-size-complex="14pt"/>
    </style:style>
    <style:style style:name="T12" style:family="text">
      <style:text-properties style:text-position="0% 100%" fo:font-size="14pt" officeooo:rsid="000976e4" style:font-size-asian="14pt" style:font-size-complex="14pt"/>
    </style:style>
    <style:style style:name="T13" style:family="text">
      <style:text-properties style:text-position="0% 100%" fo:font-size="14pt" style:text-underline-style="none" fo:font-weight="normal" officeooo:rsid="000c8931" style:font-size-asian="14pt" style:font-weight-asian="normal" style:font-size-complex="14pt" style:font-weight-complex="normal"/>
    </style:style>
    <style:style style:name="T14" style:family="text">
      <style:text-properties officeooo:rsid="000e8267"/>
    </style:style>
    <style:style style:name="T15" style:family="text">
      <style:text-properties style:font-name="F" fo:font-size="12pt"/>
    </style:style>
    <style:style style:name="T16" style:family="text">
      <style:text-properties style:text-position="-25% 58%" style:font-name="F" fo:font-size="1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843cm" fo:min-width="0.977cm" style:run-through="foreground" style:wrap="run-through" style:number-wrapped-paragraphs="no-limit" style:vertical-pos="from-top" style:vertical-rel="frame" style:horizontal-pos="from-left" style:horizontal-rel="fram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87cm" fo:min-width="0.924cm" style:run-through="foreground" style:wrap="run-through" style:number-wrapped-paragraphs="no-limit" style:vertical-pos="from-top" style:vertical-rel="frame" style:horizontal-pos="from-left" style:horizontal-rel="frame"/>
      <style:paragraph-properties style:writing-mode="lr-tb"/>
    </style:style>
    <style:style style:name="gr3" style:family="graphic">
      <style:graphic-properties draw:textarea-vertical-align="middle" draw:auto-grow-height="false" fo:min-height="1.873cm" fo:min-width="3.914cm" style:run-through="foreground" style:wrap="run-through" style:number-wrapped-paragraphs="no-limit" style:vertical-pos="from-top" style:vertical-rel="frame" style:horizontal-pos="from-left" style:horizontal-rel="fram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Taux d’évolution</text:span></text:p>
      <text:p text:style-name="P4"><text:span text:style-name="T6"/></text:p>
      <text:list xml:id="list1386299032" text:style-name="L3">
        <text:list-item>
          <text:p text:style-name="P6"><text:span text:style-name="T4">V</text:span><text:span text:style-name="T3">D </text:span><text:span text:style-name="T11">: Valeur de départ</text:span></text:p>
        </text:list-item>
        <text:list-item>
          <text:p text:style-name="P6"><text:span text:style-name="T12">V</text:span><text:span text:style-name="T3">A </text:span><text:span text:style-name="T11">: Valeur de d’arrivée</text:span></text:p>
        </text:list-item>
        <text:list-item>
          <text:p text:style-name="P6"><text:span text:style-name="T11">t : Taux d’évolution </text:span></text:p>
        </text:list-item>
        <text:list-item>
          <text:p text:style-name="P5"><text:span text:style-name="T13">CM : Coefficient multiplicateur</text:span></text:p>
        </text:list-item>
      </text:list>
      <text:p text:style-name="P4"><text:tab/></text:p>
      <text:p text:style-name="P3"><draw:frame draw:style-name="fr1" draw:name="Cadre2" text:anchor-type="paragraph" svg:x="-0.152cm" svg:y="0.099cm" svg:width="6.722cm" draw:z-index="0"><draw:text-box fo:min-height="4.454cm"><draw:custom-shape text:anchor-type="frame" draw:z-index="3" draw:name="Forme1_1" draw:style-name="gr1" draw:text-style-name="P9" svg:width="1.38cm" svg:height="1.193cm" svg:x="0.415cm" svg:y="2.364cm"><text:p text:style-name="P8"><text:span text:style-name="T15"><text:s text:c="2"/></text:span><text:span text:style-name="T15">V</text:span><text:span text:style-name="T16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" draw:name="Forme1_2" draw:style-name="gr2" draw:text-style-name="P9" svg:width="1.306cm" svg:height="1.227cm" svg:x="4.602cm" svg:y="2.29cm"><text:p text:style-name="P8"><text:span text:style-name="T15"><text:s text:c="2"/></text:span><text:span text:style-name="T15">V</text:span><text:span text:style-name="T1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" draw:name="Forme2_0" draw:style-name="gr3" draw:text-style-name="P10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Frame_20_contents"><text:tab/><text:span text:style-name="T1">Taux d’évolution : </text:span><text:span text:style-name="T4">t </text:span><text:span text:style-name="T1">% <text:tab/></text:span></text:p><text:p text:style-name="Frame_20_contents"/><text:p text:style-name="Frame_20_contents"><text:tab/><text:tab/><text:span text:style-name="T8">╳</text:span><text:span text:style-name="T1"> </text:span><text:span text:style-name="T2">CM</text:span></text:p></draw:text-box></draw:frame><draw:frame draw:style-name="fr1" draw:name="Cadre1" text:anchor-type="paragraph" svg:x="7.747cm" svg:y="0.009cm" svg:width="6.922cm" draw:z-index="4"><draw:text-box fo:min-height="4.544cm"><text:p text:style-name="P1">Formules</text:p><text:p text:style-name="P1"/><text:list xml:id="list531993305" text:style-name="L1"><text:list-item><text:p text:style-name="P2"><draw:frame draw:style-name="fr2" draw:name="Objet1" text:anchor-type="as-char" svg:y="-0.683cm" svg:width="2.184cm" svg:height="1.124cm" draw:z-index="5"><draw:object xlink:href="./Object 1" xlink:type="simple" xlink:show="embed" xlink:actuate="onLoad"/><draw:image xlink:href="./ObjectReplacements/Object 1" xlink:type="simple" xlink:show="embed" xlink:actuate="onLoad"/></draw:frame></text:p><text:p text:style-name="P2"/></text:list-item><text:list-item><text:p text:style-name="P2"><draw:frame draw:style-name="fr2" draw:name="Objet2" text:anchor-type="as-char" svg:y="-0.377cm" svg:width="1.879cm" svg:height="0.467cm" draw:z-index="6"><draw:object xlink:href="./Object 2" xlink:type="simple" xlink:show="embed" xlink:actuate="onLoad"/><draw:image xlink:href="./ObjectReplacements/Object 2" xlink:type="simple" xlink:show="embed" xlink:actuate="onLoad"/></draw:frame></text:p><text:p text:style-name="P2"/></text:list-item><text:list-item><text:p text:style-name="P2"><draw:frame draw:style-name="fr2" draw:name="Objet3" text:anchor-type="as-char" svg:y="-0.377cm" svg:width="2.625cm" svg:height="0.531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</text:p></text:list-item></text:list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draw:frame draw:style-name="fr1" draw:name="Cadre3" text:anchor-type="paragraph" svg:x="0.213cm" svg:y="1.065cm" svg:width="6.722cm" draw:z-index="8"><draw:text-box fo:min-height="4.454cm"><draw:custom-shape text:anchor-type="frame" draw:z-index="11" draw:name="Forme1_3" draw:style-name="gr1" draw:text-style-name="P9" svg:width="1.38cm" svg:height="1.193cm" svg:x="0.415cm" svg:y="2.364cm"><text:p text:style-name="P8"><text:span text:style-name="T15"><text:s/></text:span><text:span text:style-name="T15">10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0" draw:name="Forme1_0" draw:style-name="gr2" draw:text-style-name="P9" svg:width="1.306cm" svg:height="1.227cm" svg:x="4.602cm" svg:y="2.29cm"><text:p text:style-name="P8"><text:span text:style-name="T15"><text:s/></text:span><text:span text:style-name="T15">15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9" draw:name="Forme2_1" draw:style-name="gr3" draw:text-style-name="P10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Frame_20_contents"><text:tab/><text:span text:style-name="T1">Taux d’évolution : …...</text:span><text:span text:style-name="T4"> </text:span><text:span text:style-name="T1">% <text:tab/></text:span></text:p><text:p text:style-name="Frame_20_contents"/><text:p text:style-name="Frame_20_contents"><text:tab/><text:tab/><text:span text:style-name="T8">╳</text:span><text:span text:style-name="T1"> ….</text:span></text:p></draw:text-box></draw:frame><draw:frame draw:style-name="fr1" draw:name="Cadre4" text:anchor-type="paragraph" svg:x="7.948cm" svg:y="1.106cm" svg:width="6.722cm" draw:z-index="12"><draw:text-box fo:min-height="4.454cm"><draw:custom-shape text:anchor-type="frame" draw:z-index="15" draw:name="Forme1_5" draw:style-name="gr1" draw:text-style-name="P9" svg:width="1.38cm" svg:height="1.193cm" svg:x="0.415cm" svg:y="2.364cm"><text:p text:style-name="P8"><text:span text:style-name="T15"><text:s text:c="2"/></text:span><text:span text:style-name="T15">5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4" draw:name="Forme1_4" draw:style-name="gr2" draw:text-style-name="P9" svg:width="1.306cm" svg:height="1.227cm" svg:x="4.602cm" svg:y="2.29cm"><text:p text:style-name="P8"><text:span text:style-name="T15"><text:s text:c="2"/>…</text:span><text:span text:style-name="T15">.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3" draw:name="Forme2_2" draw:style-name="gr3" draw:text-style-name="P10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Frame_20_contents"><text:tab/><text:span text:style-name="T1">Taux d’évolution : </text:span><text:span text:style-name="T9">+30</text:span><text:span text:style-name="T1">% <text:tab/></text:span></text:p><text:p text:style-name="Frame_20_contents"/><text:p text:style-name="Frame_20_contents"><text:tab/><text:tab/><text:span text:style-name="T8">╳</text:span><text:span text:style-name="T1"> ….</text:span></text:p></draw:text-box></draw:frame><draw:frame draw:style-name="fr1" draw:name="Cadre5" text:anchor-type="paragraph" svg:x="0.213cm" svg:y="5.909cm" svg:width="6.722cm" draw:z-index="16"><draw:text-box fo:min-height="4.454cm"><draw:custom-shape text:anchor-type="frame" draw:z-index="19" draw:name="Forme1_7" draw:style-name="gr1" draw:text-style-name="P9" svg:width="1.38cm" svg:height="1.193cm" svg:x="0.415cm" svg:y="2.364cm"><text:p text:style-name="P8"><text:span text:style-name="T15"><text:s text:c="2"/>…</text:span><text:span text:style-name="T15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8" draw:name="Forme1_6" draw:style-name="gr2" draw:text-style-name="P9" svg:width="1.306cm" svg:height="1.227cm" svg:x="4.602cm" svg:y="2.29cm"><text:p text:style-name="P8"><text:span text:style-name="T15"><text:s/></text:span><text:span text:style-name="T15">26,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17" draw:name="Forme2_3" draw:style-name="gr3" draw:text-style-name="P10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Frame_20_contents"><text:tab/><text:span text:style-name="T1">Taux d’évolution : …..</text:span><text:span text:style-name="T4"> </text:span><text:span text:style-name="T1">% <text:tab/></text:span></text:p><text:p text:style-name="Frame_20_contents"/><text:p text:style-name="Frame_20_contents"><text:tab/><text:tab/><text:span text:style-name="T8">╳</text:span><text:span text:style-name="T1"> </text:span><text:span text:style-name="T9">1,06</text:span></text:p></draw:text-box></draw:frame><draw:frame draw:style-name="fr1" draw:name="Cadre6" text:anchor-type="paragraph" svg:x="8.029cm" svg:y="5.99cm" svg:width="6.722cm" draw:z-index="20"><draw:text-box fo:min-height="4.454cm"><draw:custom-shape text:anchor-type="frame" draw:z-index="23" draw:name="Forme1_9" draw:style-name="gr1" draw:text-style-name="P9" svg:width="1.38cm" svg:height="1.193cm" svg:x="0.415cm" svg:y="2.364cm"><text:p text:style-name="P8"><text:span text:style-name="T15"><text:s/></text:span><text:span text:style-name="T15">13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2" draw:name="Forme1_8" draw:style-name="gr2" draw:text-style-name="P9" svg:width="1.306cm" svg:height="1.227cm" svg:x="4.602cm" svg:y="2.29cm"><text:p text:style-name="P8"><text:span text:style-name="T15"><text:s/></text:span><text:span text:style-name="T15">6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1" draw:name="Forme2_4" draw:style-name="gr3" draw:text-style-name="P10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Frame_20_contents"><text:tab/><text:span text:style-name="T1">Taux d’évolution : …..</text:span><text:span text:style-name="T4"> </text:span><text:span text:style-name="T1">% <text:tab/></text:span></text:p><text:p text:style-name="Frame_20_contents"/><text:p text:style-name="Frame_20_contents"><text:tab/><text:tab/><text:span text:style-name="T8">╳ ...</text:span></text:p></draw:text-box></draw:frame><draw:frame draw:style-name="fr1" draw:name="Cadre7" text:anchor-type="paragraph" svg:x="0.132cm" svg:y="10.915cm" svg:width="6.722cm" draw:z-index="24"><draw:text-box fo:min-height="4.454cm"><draw:custom-shape text:anchor-type="frame" draw:z-index="27" draw:name="Forme1_11" draw:style-name="gr1" draw:text-style-name="P9" svg:width="1.38cm" svg:height="1.193cm" svg:x="0.415cm" svg:y="2.364cm"><text:p text:style-name="P8"><text:span text:style-name="T15"><text:s/></text:span><text:span text:style-name="T15">15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6" draw:name="Forme1_10" draw:style-name="gr2" draw:text-style-name="P9" svg:width="1.306cm" svg:height="1.227cm" svg:x="4.602cm" svg:y="2.29cm"><text:p text:style-name="P8"><text:span text:style-name="T15"><text:s text:c="2"/>…</text:span><text:span text:style-name="T15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5" draw:name="Forme2_5" draw:style-name="gr3" draw:text-style-name="P10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Frame_20_contents"><text:tab/><text:span text:style-name="T1">Taux d’évolution : </text:span><text:span text:style-name="T4"><text:s/>- </text:span><text:span text:style-name="T5">45</text:span><text:span text:style-name="T1">% <text:tab/></text:span></text:p><text:p text:style-name="Frame_20_contents"/><text:p text:style-name="Frame_20_contents"><text:tab/><text:tab/><text:span text:style-name="T8">╳</text:span><text:span text:style-name="T1"> ….</text:span></text:p></draw:text-box></draw:frame><draw:frame draw:style-name="fr1" draw:name="Cadre8" text:anchor-type="paragraph" svg:x="8.11cm" svg:y="10.998cm" svg:width="6.722cm" draw:z-index="28"><draw:text-box fo:min-height="4.454cm"><draw:custom-shape text:anchor-type="frame" draw:z-index="31" draw:name="Forme1_13" draw:style-name="gr1" draw:text-style-name="P9" svg:width="1.38cm" svg:height="1.193cm" svg:x="0.415cm" svg:y="2.364cm"><text:p text:style-name="P8"><text:span text:style-name="T15"><text:s text:c="2"/>…</text:span><text:span text:style-name="T15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30" draw:name="Forme1_12" draw:style-name="gr2" draw:text-style-name="P9" svg:width="1.306cm" svg:height="1.227cm" svg:x="4.602cm" svg:y="2.29cm"><text:p text:style-name="P8"><text:span text:style-name="T15"><text:s text:c="2"/></text:span><text:span text:style-name="T15">3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frame" draw:z-index="29" draw:name="Forme2_6" draw:style-name="gr3" draw:text-style-name="P10" svg:width="3.913cm" svg:height="1.872cm" svg:x="1.18cm" svg:y="1.439cm"><text:p/><draw:enhanced-geometry svg:viewBox="0 0 21600 21600" draw:text-areas="0 0 21600 21600" draw:type="circular-arrow" draw:modifiers="179.456904263412 -18.2022451582186 10628.442446390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p text:style-name="Frame_20_contents"><text:tab/><text:tab/><text:tab/></text:p><text:p text:style-name="Frame_20_contents"><text:tab/><text:span text:style-name="T1">Taux d’évolution : - </text:span><text:span text:style-name="T14">25</text:span><text:span text:style-name="T4"> </text:span><text:span text:style-name="T1">% <text:tab/></text:span></text:p><text:p text:style-name="Frame_20_contents"/><text:p text:style-name="Frame_20_contents"><text:tab/><text:tab/><text:span text:style-name="T8">╳</text:span><text:span text:style-name="T1"> ….</text:span></text:p></draw:text-box></draw:frame>A l’aide des formules ci-dessus compléter les cadres suiva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 PL Mingti2L Big5" svg:font-family="'AR PL Mingti2L Big5'"/>
    <style:font-face style:name="Lohit Devanagari1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1:02:12.029768498</meta:creation-date>
    <dc:date>2022-01-04T12:12:37.034654439</dc:date>
    <meta:editing-duration>PT7M23S</meta:editing-duration>
    <meta:editing-cycles>2</meta:editing-cycles>
    <meta:generator>LibreOffice/6.4.7.2$Linux_X86_64 LibreOffice_project/40$Build-2</meta:generator>
    <meta:print-date>2022-01-04T11:47:40.942595296</meta:print-date>
    <meta:document-statistic meta:table-count="0" meta:image-count="0" meta:object-count="3" meta:page-count="1" meta:paragraph-count="34" meta:word-count="88" meta:character-count="448" meta:non-whitespace-character-count="331"/>
  </office:meta>
</office:document-meta>
</file>

<file path=Object 1/content.xml><?xml version="1.0" encoding="utf-8"?>
<math xmlns="http://www.w3.org/1998/Math/MathML" display="block">
  <semantics>
    <mrow>
      <mi>t</mi>
      <mo stretchy="false">=</mo>
      <mfrac>
        <mrow>
          <msub>
            <mi>V</mi>
            <mi>A</mi>
          </msub>
          <mo stretchy="false">−</mo>
          <msub>
            <mi>V</mi>
            <mi>D</mi>
          </msub>
        </mrow>
        <msub>
          <mi>V</mi>
          <mi>D</mi>
        </msub>
      </mfrac>
    </mrow>
    <annotation encoding="StarMath 5.0">t =  {V_A - V_D} over {V_D} </annotation>
  </semantics>
</math>
</file>

<file path=Object 2/content.xml><?xml version="1.0" encoding="utf-8"?>
<math xmlns="http://www.w3.org/1998/Math/MathML" display="block">
  <semantics>
    <mrow>
      <mi mathvariant="italic">CM</mi>
      <mo stretchy="false">=</mo>
      <mrow>
        <mn>1</mn>
        <mo stretchy="false">+</mo>
        <mi>t</mi>
      </mrow>
    </mrow>
    <annotation encoding="StarMath 5.0">CM = 1 + t
</annotation>
  </semantics>
</math>
</file>

<file path=Object 3/content.xml><?xml version="1.0" encoding="utf-8"?>
<math xmlns="http://www.w3.org/1998/Math/MathML" display="block">
  <semantics>
    <mrow>
      <msub>
        <mi>V</mi>
        <mi>A</mi>
      </msub>
      <mo stretchy="false">=</mo>
      <mrow>
        <mi mathvariant="italic">CM</mi>
        <mo stretchy="false">×</mo>
        <msub>
          <mi>V</mi>
          <mi>D</mi>
        </msub>
      </mrow>
    </mrow>
    <annotation encoding="StarMath 5.0">V_A = CM times V_D
</annotation>
  </semantics>
</math>
</file>